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8.99mm"/>
    </style:style>
    <style:style style:name="co9" style:family="table-column">
      <style:table-column-properties fo:break-before="auto" style:column-width="96.34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99.4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number:text-style style:name="N100">
      <number:text-content/>
    </number:text-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3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778899"/>
      <style:paragraph-properties fo:text-align="center" style:writing-mode="lr-tb"/>
    </style:style>
    <style:style style:name="P12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245.57mm" svg:y1="138.25mm" svg:x2="299.92mm" svg:y2="137.63mm" draw:start-shape="id1" draw:start-glue-point="7" draw:end-shape="id2" draw:end-glue-point="6" svg:d="M24557 13825h2725v-62h2710" svg:viewBox="0 0 5436 63">
            <text:p/>
          </draw:connector>
          <draw:custom-shape draw:z-index="1" draw:name="LOAD_CONSOLES_METADATA 2" draw:style-name="gr2" draw:text-style-name="P3" xml:id="id1" draw:id="id1" svg:width="112.66mm" svg:height="19.5mm" svg:x="132.91mm" svg:y="128.5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74.84mm" svg:height="20.73mm" svg:x="299.92mm" svg:y="127.26mm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68.36mm" svg:height="17.64mm" svg:x="134.58mm" svg:y="72.11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245.46mm" svg:y1="168.5mm" svg:x2="299.51mm" svg:y2="168.3mm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2" draw:text-style-name="P3" xml:id="id3" draw:id="id3" svg:width="112.66mm" svg:height="19.5mm" svg:x="132.8mm" svg:y="158.75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7" svg:width="148.27mm" svg:height="12.22mm" svg:x="135.06mm" svg:y="47.63mm">
            <text:p text:style-name="P2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8" xml:id="id5" draw:id="id5" svg:width="65.52mm" svg:height="15.46mm" svg:x="134.48mm" svg:y="101.27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9" xml:id="id4" draw:id="id4" svg:width="81.94mm" svg:height="23.41mm" svg:x="299.51mm" svg:y="156.6mm">
            <text:p text:style-name="P2"><text:span text:style-name="T5">%ROOT%/</text:span><text:span text:style-name="T5"><text:line-break/></text:span><text:span text:style-name="T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11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11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11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11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11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9" draw:text-style-name="P12" svg:width="151.37mm" svg:height="12.22mm" svg:x="133.36mm" svg:y="30.57mm">
            <text:p text:style-name="P2"><text:span text:style-name="T7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0" draw:text-style-name="P13" svg:width="33.96mm" svg:height="7.82mm" svg:x="456.15mm" svg:y="4.44mm" draw:control="control1"/>
        </table:shapes>
        <table:table-column table:style-name="co1" table:default-cell-style-name="ce19"/>
        <table:table-column table:style-name="co2" table:default-cell-style-name="ce20"/>
        <table:table-column table:style-name="co3" table:default-cell-style-name="ce44"/>
        <table:table-column table:style-name="co4" table:default-cell-style-name="ce49"/>
        <table:table-column table:style-name="co5" table:default-cell-style-name="ce19"/>
        <table:table-column table:style-name="co6" table:default-cell-style-name="ce19"/>
        <table:table-column table:style-name="co7" table:number-columns-repeated="21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7" table:number-columns-repeated="2" table:default-cell-style-name="ce19"/>
        <table:table-column table:style-name="co11" table:number-columns-repeated="16352" table:default-cell-style-name="ce19"/>
        <table:table-row table:style-name="ro1">
          <table:table-cell table:style-name="ce5" table:number-columns-repeated="2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8" draw:text-style-name="P11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0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1" draw:text-style-name="P1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  <table:table-cell table:number-columns-repeated="16352"/>
        </table:table-row>
        <table:table-row table:style-name="ro2">
          <table:table-cell table:style-name="ce6" table:number-columns-repeated="2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C:\Users\sesa237770\Documents\ArcadeMeta" calcext:value-type="string" table:number-columns-spanned="9" table:number-rows-spanned="1">
            <text:p>C:\Users\sesa237770\Documents\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 table:number-rows-repeated="2">
          <table:table-cell table:style-name="ce6" table:number-columns-repeated="2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4">
          <table:table-cell table:style-name="ce12" table:number-columns-repeated="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  <table:table-cell table:number-columns-repeated="16352"/>
        </table:table-row>
        <table:table-row-group>
          <table:table-row table:style-name="ro3">
            <table:table-cell table:style-name="ce12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xxxSCRAPE_LIST_ROM_IMAGE_XML.py</text:p>
            </table:table-cell>
            <table:table-cell table:style-name="ce25" table:formula="of:=+[.C15] &amp; &quot;  ----  &quot; &amp;[.C46]" office:value-type="string" office:string-value="10010011X  ----  100000000010000000000000001X" calcext:value-type="string">
              <text:p>10010011X <text:s/>---- <text:s/>100000000010000000000000001X</text:p>
            </table:table-cell>
            <table:table-cell table:style-name="ce37"/>
            <table:table-cell table:style-name="ce13" table:number-columns-repeated="2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svg:x1="-127.75mm" svg:y1="56.55mm" svg:x2="-105.75mm" svg:y2="68.32mm" draw:start-shape="id5" draw:start-glue-point="2" draw:end-shape="id1" draw:end-glue-point="4" svg:d="M16724 11673v591h2200v586" svg:viewBox="0 0 2201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  <table:table-cell table:number-columns-repeated="16352"/>
          </table:table-row>
        </table:table-row-group>
        <table:table-row table:style-name="ro3">
          <table:table-cell table:style-name="ce14" table:number-columns-repeated="2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>
          <table:table-cell table:style-name="ce14" table:number-columns-repeated="2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>
          <table:table-cell table:style-name="ce6" table:number-columns-repeated="2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4">
          <table:table-cell table:style-name="ce12" table:number-columns-repeated="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-group>
          <table:table-row table:style-name="ro3">
            <table:table-cell table:style-name="ce12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  <table:table-row table:style-name="ro3">
            <table:table-cell table:style-name="ce12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  <table:table-cell table:number-columns-repeated="16352"/>
          </table:table-row>
        </table:table-row-group>
        <table:table-row table:style-name="ro3">
          <table:table-cell table:style-name="ce14" table:number-columns-repeated="2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>
          <table:table-cell table:style-name="ce14" table:number-columns-repeated="2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5">
          <table:table-cell table:style-name="ce6" table:number-columns-repeated="3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 table:number-rows-repeated="2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6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7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 table:number-rows-repeated="4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8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 table:number-rows-repeated="2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9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 table:number-rows-repeated="5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10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 table:number-rows-repeated="2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11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>
          <table:table-cell table:style-name="ce6" table:number-columns-repeated="2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  <table:table-cell table:number-columns-repeated="16352"/>
        </table:table-row>
        <table:table-row table:style-name="ro3" table:number-rows-repeated="4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3" table:number-rows-repeated="1048501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8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1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2" draw:text-style-name="P16" svg:width="143.26mm" svg:height="17.81mm" svg:x="13.69mm" svg:y="2.85mm">
              <text:p text:style-name="P15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11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11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13" draw:text-style-name="P17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13" draw:text-style-name="P17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C:\Users\sesa237770\Documents\ArcadeMeta" calcext:value-type="string">
            <text:p>C:\Users\sesa237770\Documents\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C:\ProgrammeApps\PyScripter\PyScripter.exe" calcext:value-type="string">
            <text:p>C:\ProgrammeApps\PyScripter\PyScripter.exe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11" table:number-columns-repeated="2" table:default-cell-style-name="ce19"/>
        <table:table-column table:style-name="co30" table:default-cell-style-name="ce19"/>
        <table:table-column table:style-name="co31" table:default-cell-style-name="ce19"/>
        <table:table-column table:style-name="co11" table:number-columns-repeated="16380" table:default-cell-style-name="ce19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5"/>
          <table:table-cell table:number-columns-repeated="16367"/>
        </table:table-row>
        <table:table-row table:style-name="ro3" table:number-rows-repeated="2">
          <table:table-cell table:style-name="ce13" table:number-columns-repeated="17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 Name</text:p>
          </table:table-cell>
          <table:table-cell table:style-name="ce13" office:value-type="string" calcext:value-type="string">
            <text:p>Command line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</text:p>
          </table:table-cell>
          <table:table-cell table:style-name="ce13" office:value-type="string" calcext:value-type="string">
            <text:p>ARG(1) &amp; ARG(1) &amp; <text:s/>…… <text:s/>ARG(n)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SCRAPE_LIST_ROM_IMAGE_XML.py</text:p>
          </table:table-cell>
          <table:table-cell table:formula="of:=+[$'ROMS-Cockpit'.C15] &amp; &quot; &quot; &amp;[$'ROMS-Cockpit'.C46]" office:value-type="string" office:string-value="10010011X 100000000010000000000000001X" calcext:value-type="string">
            <text:p>10010011X 100000000010000000000000001X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12">
          <table:table-cell table:style-name="ce13" table:number-columns-repeated="2"/>
          <table:table-cell table:number-columns-repeated="2"/>
          <table:table-cell table:style-name="ce13" table:number-columns-repeated="13"/>
          <table:table-cell table:number-columns-repeated="16367"/>
        </table:table-row>
        <table:table-row table:style-name="ro3" table:number-rows-repeated="27">
          <table:table-cell table:style-name="ce13" table:number-columns-repeated="17"/>
          <table:table-cell table:number-columns-repeated="16367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CMDLINE.$C$6:.$D$18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2:01:20.3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9:35:15.056000000</meta:creation-date>
    <meta:generator>LibreOffice/24.2.2.2$Windows_X86_64 LibreOffice_project/d56cc158d8a96260b836f100ef4b4ef25d6f1a01</meta:generator>
    <dc:date>2024-04-29T15:49:52.672000000</dc:date>
    <meta:editing-duration>P1DT22H31M19S</meta:editing-duration>
    <meta:editing-cycles>47</meta:editing-cycles>
    <meta:document-statistic meta:table-count="4" meta:cell-count="194" meta:object-count="3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